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none" fo:font-weight="bold" officeooo:rsid="00128379" officeooo:paragraph-rsid="00128379"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rsid="00128379" officeooo:paragraph-rsid="0012837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28379" officeooo:paragraph-rsid="0015c174"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officeooo:rsid="00128379" officeooo:paragraph-rsid="001aa32a"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officeooo:rsid="00128379" officeooo:paragraph-rsid="002dfd4a"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bold" officeooo:rsid="002dfd4a" officeooo:paragraph-rsid="002dfd4a"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28379" officeooo:paragraph-rsid="0012837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28379" officeooo:paragraph-rsid="001338e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5c174" officeooo:paragraph-rsid="0015c17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5c174" officeooo:paragraph-rsid="001aa32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5c174" officeooo:paragraph-rsid="00227b2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793b0" officeooo:paragraph-rsid="001aa32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27b2a" officeooo:paragraph-rsid="00227b2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684cb" officeooo:paragraph-rsid="002684c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7fb51" officeooo:paragraph-rsid="0027fb5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9c557" officeooo:paragraph-rsid="0029c55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a4eeb" officeooo:paragraph-rsid="002a4ee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2a8848" officeooo:paragraph-rsid="002d1fe0"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227b2a" officeooo:paragraph-rsid="00227b2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b42a9" officeooo:paragraph-rsid="002d1fe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338ef" officeooo:paragraph-rsid="002f8d6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338ef" officeooo:paragraph-rsid="0031fab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f8d67" officeooo:paragraph-rsid="00368e3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1af756" officeooo:paragraph-rsid="0031fab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333584" officeooo:paragraph-rsid="00333584"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356f45" officeooo:paragraph-rsid="00356f4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2684cb" officeooo:paragraph-rsid="002684c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2d1fe0" officeooo:paragraph-rsid="002d1fe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2d1fe0" officeooo:paragraph-rsid="00399037"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d1fe0" officeooo:paragraph-rsid="003a04f7"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3a04f7" officeooo:paragraph-rsid="003a04f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3a04f7" officeooo:paragraph-rsid="0059847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27fb51" officeooo:paragraph-rsid="003b6fb7"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3b6fb7" officeooo:paragraph-rsid="003b6fb7"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3c7630" officeooo:paragraph-rsid="003c7630"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3d2b82" officeooo:paragraph-rsid="003d2b82"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3d2b82" officeooo:paragraph-rsid="003e5b2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15c174" officeooo:paragraph-rsid="0014db07"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15c174" officeooo:paragraph-rsid="0018a01a"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15c174" officeooo:paragraph-rsid="0015c17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3e5b23" officeooo:paragraph-rsid="003e5b23"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3e5b23" officeooo:paragraph-rsid="003fd58d"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3fd58d" officeooo:paragraph-rsid="003fd58d"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3fd58d" officeooo:paragraph-rsid="0040ccb5"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40ccb5" officeooo:paragraph-rsid="0040ccb5"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style:text-underline-style="none" fo:font-weight="normal" officeooo:rsid="0041df99" officeooo:paragraph-rsid="0041df99"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style:text-underline-style="none" fo:font-weight="normal" officeooo:rsid="0041df99" officeooo:paragraph-rsid="004208ba"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none" fo:font-weight="normal" officeooo:rsid="00445b14" officeooo:paragraph-rsid="00445b14"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none" fo:font-weight="normal" officeooo:rsid="0044f1d1" officeooo:paragraph-rsid="0044f1d1"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none" fo:font-weight="normal" officeooo:rsid="0045fac0" officeooo:paragraph-rsid="0045fac0"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none" fo:font-weight="normal" officeooo:rsid="0049b152" officeooo:paragraph-rsid="0049b152"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none" fo:font-weight="normal" officeooo:rsid="004ac7de" officeooo:paragraph-rsid="004ac7de"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none" fo:font-weight="normal" officeooo:rsid="004cb96d" officeooo:paragraph-rsid="004cb96d"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none" fo:font-weight="normal" officeooo:rsid="004d3f01" officeooo:paragraph-rsid="004d3f01"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none" fo:font-weight="normal" officeooo:rsid="004f0bc6" officeooo:paragraph-rsid="004f0bc6"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none" fo:font-weight="normal" officeooo:rsid="001793b0" officeooo:paragraph-rsid="001aa32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55f71a" officeooo:paragraph-rsid="0055f71a"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style:text-underline-style="none" fo:font-weight="normal" officeooo:rsid="0059847a" officeooo:paragraph-rsid="0059847a"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4pt" style:text-underline-style="solid" style:text-underline-width="auto" style:text-underline-color="font-color" fo:font-weight="bold" officeooo:rsid="002d1fe0" officeooo:paragraph-rsid="002dfd4a" style:font-size-asian="12.25pt" style:font-weight-asian="bold" style:font-size-complex="14pt" style:font-weight-complex="bold"/>
    </style:style>
    <style:style style:name="P60" style:family="paragraph" style:parent-style-name="Standard">
      <style:paragraph-properties fo:text-align="start" style:justify-single-word="false"/>
      <style:text-properties fo:font-size="14pt" style:text-underline-style="solid" style:text-underline-width="auto" style:text-underline-color="font-color" fo:font-weight="bold" officeooo:rsid="00128379" officeooo:paragraph-rsid="002dfd4a" style:font-size-asian="12.25pt" style:font-weight-asian="bold" style:font-size-complex="14pt" style:font-weight-complex="bold"/>
    </style:style>
    <style:style style:name="T1" style:family="text">
      <style:text-properties officeooo:rsid="0015c174"/>
    </style:style>
    <style:style style:name="T2" style:family="text">
      <style:text-properties officeooo:rsid="001793b0"/>
    </style:style>
    <style:style style:name="T3" style:family="text">
      <style:text-properties officeooo:rsid="001aa32a"/>
    </style:style>
    <style:style style:name="T4" style:family="text">
      <style:text-properties officeooo:rsid="001cdde0"/>
    </style:style>
    <style:style style:name="T5" style:family="text">
      <style:text-properties officeooo:rsid="00227b2a"/>
    </style:style>
    <style:style style:name="T6" style:family="text">
      <style:text-properties officeooo:rsid="0022d7ff"/>
    </style:style>
    <style:style style:name="T7" style:family="text">
      <style:text-properties officeooo:rsid="002d1fe0"/>
    </style:style>
    <style:style style:name="T8" style:family="text">
      <style:text-properties officeooo:rsid="002dfd4a"/>
    </style:style>
    <style:style style:name="T9" style:family="text">
      <style:text-properties officeooo:rsid="002f8d67"/>
    </style:style>
    <style:style style:name="T10" style:family="text">
      <style:text-properties officeooo:rsid="0031fab1"/>
    </style:style>
    <style:style style:name="T11" style:family="text">
      <style:text-properties officeooo:rsid="00356f45"/>
    </style:style>
    <style:style style:name="T12" style:family="text">
      <style:text-properties officeooo:rsid="00368e33"/>
    </style:style>
    <style:style style:name="T13" style:family="text">
      <style:text-properties officeooo:rsid="00385e56"/>
    </style:style>
    <style:style style:name="T14" style:family="text">
      <style:text-properties officeooo:rsid="00399037"/>
    </style:style>
    <style:style style:name="T15" style:family="text">
      <style:text-properties officeooo:rsid="003b6fb7"/>
    </style:style>
    <style:style style:name="T16" style:family="text">
      <style:text-properties officeooo:rsid="003d2b82"/>
    </style:style>
    <style:style style:name="T17" style:family="text">
      <style:text-properties officeooo:rsid="003e5b23"/>
    </style:style>
    <style:style style:name="T18" style:family="text">
      <style:text-properties officeooo:rsid="003fd58d"/>
    </style:style>
    <style:style style:name="T19" style:family="text">
      <style:text-properties officeooo:rsid="0040ccb5"/>
    </style:style>
    <style:style style:name="T20" style:family="text">
      <style:text-properties officeooo:rsid="004208ba"/>
    </style:style>
    <style:style style:name="T21" style:family="text">
      <style:text-properties officeooo:rsid="00429669"/>
    </style:style>
    <style:style style:name="T22" style:family="text">
      <style:text-properties officeooo:rsid="00446df6"/>
    </style:style>
    <style:style style:name="T23" style:family="text">
      <style:text-properties officeooo:rsid="004733c1"/>
    </style:style>
    <style:style style:name="T24" style:family="text">
      <style:text-properties officeooo:rsid="0049fb62"/>
    </style:style>
    <style:style style:name="T25" style:family="text">
      <style:text-properties officeooo:rsid="004cb965"/>
    </style:style>
    <style:style style:name="T26" style:family="text">
      <style:text-properties officeooo:rsid="005151be"/>
    </style:style>
    <style:style style:name="T27" style:family="text">
      <style:text-properties officeooo:rsid="005467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SENTATION NOTES</text:p>
      <text:p text:style-name="P1"/>
      <text:p text:style-name="P7">Hi, welcome to my presentation, my name is Alexis, and I'll be presenting my project which I decided to call jSCAPE. It stands for Java Self-assessment Center of Adaptive Programming Exercises, hopefully this gives you a small idea of what my project is about, and later on I'll explain why it's called that.</text:p>
      <text:p text:style-name="P7"/>
      <text:p text:style-name="P2">Introduction:</text:p>
      <text:p text:style-name="P22">But first, I'll be giving a little introduction <text:span text:style-name="T10">to the context for this project and some motivation on what </text:span>this project aims to do and why it can be useful. </text:p>
      <text:p text:style-name="P22"/>
      <text:p text:style-name="P22"><text:span text:style-name="T9">So nowadays with the ever increasing presence of computers, smartphones and technology, programming can be a useful skill to have. And we see that there is a definite interest in learning programming, because a lot of people are enrolling in university computer science courses and MOOCs (Massive Open Online Courses), such as Coursera, Udacity, which offer computer science courses.</text:span></text:p>
      <text:p text:style-name="P21"/>
      <text:p text:style-name="P23">Yet programming can be difficult to learn, it requires <text:span text:style-name="T12">specific skills such as problem solving and the ability to think abstractly. And we also have the fact that different programming paradigms exist which can make it difficult to learn more than one programming language.</text:span></text:p>
      <text:p text:style-name="P21"/>
      <text:p text:style-name="P25"><text:span text:style-name="T4">I</text:span>n many of these situations, students are limited by the number of exercises or assignments provided by teachers, so what this means is they may not be getting enough practice. This also means that teachers usually don't get enough feedback on how well students are doing. Finally, creating those exercises can be time consuming and inefficient, because some exercises may be too easy for some students and too difficult for others.</text:p>
      <text:p text:style-name="P8"/>
      <text:p text:style-name="P3"><text:span text:style-name="T1">Motivation</text:span>:</text:p>
      <text:p text:style-name="P24">So, <text:span text:style-name="T11">with all this in mind,</text:span> our motivation for this project is to provide more practice for students, <text:span text:style-name="T10">in the context of self assessment. So this just means that the scores students get don't actually count towards anything.</text:span></text:p>
      <text:p text:style-name="P24"/>
      <text:p text:style-name="P24"><text:span text:style-name="T10">At the same time we want to track student progress so that teachers can have better and more accurate feedback, so that they can help struggling students. </text:span></text:p>
      <text:p text:style-name="P24"/>
      <text:p text:style-name="P24"><text:span text:style-name="T10">And finally, we want to make supplying exercises an easier task for teachers.</text:span></text:p>
      <text:p text:style-name="P8"/>
      <text:p text:style-name="P3"><text:span text:style-name="T1">jSCAPE features</text:span>:</text:p>
      <text:p text:style-name="P11"><text:span text:style-name="T5">So the product of this project is the </text:span>jSCAPE <text:span text:style-name="T5">system. It consists of a jSCAPE web application for students and an admin tool for teachers. The jSCAPE system has four main features or four areas that it aims to cover. </text:span></text:p>
      <text:p text:style-name="P11"/>
      <text:p text:style-name="P13">So first of all, the system provides programming exercises for practice, and students access these through the jSCAPE web application. As part of this project, I provided some example exercises to show what the system is capable of, and we'll see some of these later on in the demo.</text:p>
      <text:p text:style-name="P11"/>
      <text:p text:style-name="P13">Secondly, we have the feature of displaying statistics on student progress and performance. So for this, students can view their own statistics in the web application, whereas teachers can view statistics about individual students or the class as a whole in the admin tool.</text:p>
      <text:p text:style-name="P11"><text:soft-page-break/></text:p>
      <text:p text:style-name="P13">Next, the system has a few measures in place to try to adapt the difficulty of the exercises to the student's ability.</text:p>
      <text:p text:style-name="P13"/>
      <text:p text:style-name="P13">And finally, it is possible to generate <text:span text:style-name="T6">existing</text:span> exercises automatically, <text:span text:style-name="T6">and with a bit of work, new exercises can also be generated automatically.</text:span></text:p>
      <text:p text:style-name="P13"/>
      <text:p text:style-name="P26">DEMO DEMO DEMO</text:p>
      <text:p text:style-name="P26"><text:span text:style-name="T6">S</text:span>o, at this point I would like to demo these features, so that you understand I'll be talking about later on.</text:p>
      <text:p text:style-name="P9"/>
      <text:p text:style-name="P4"><text:span text:style-name="T3">Exercises</text:span>:</text:p>
      <text:p text:style-name="P14">So before moving on to the display of statistics, I want to give a bit more information about exercises and recap. </text:p>
      <text:p text:style-name="P14"/>
      <text:p text:style-name="P15">So, exercises are in the Java programming language, but I developed the system in such a way that it is language independent, so it's quite possible to support other languages and I talk about that in future work.</text:p>
      <text:p text:style-name="P15"/>
      <text:p text:style-name="P16">We only support multiple choice questions, we'll see later on that this helps in one of the algorithms for adapting the difficulty of exercises.</text:p>
      <text:p text:style-name="P16"/>
      <text:p text:style-name="P16">The format of exercises is exercise data on the left and questions and choices on the right. This was a personal decision, I wanted to experiment with different types of exercises and different displays of data associated with exercises.</text:p>
      <text:p text:style-name="P16"/>
      <text:p text:style-name="P17">Exercises are divided into exercise categories.</text:p>
      <text:p text:style-name="P17"/>
      <text:p text:style-name="P17">You saw that feedback was very simple after an exercise. We show whether the student got the exercise correct or incorrect, and we also show the solution. More advanced feedback could be possible and more useful, and this listed in future work.</text:p>
      <text:p text:style-name="P17"/>
      <text:p text:style-name="P17">And as you saw as well, the difficulty of exercises is adapted to the student's ability.</text:p>
      <text:p text:style-name="P10"/>
      <text:p text:style-name="P4"><text:span text:style-name="T3">Statistical data</text:span>:</text:p>
      <text:p text:style-name="P12">So the second main feature of jSCAPE is statistical data collection. These statistics are to help students get feedback on their performance and progress over time. DEMO FEATURES....show pie charts for different exercise categories, show total pie chart, show performance summary table, show monthly progress and yearly progress.</text:p>
      <text:p text:style-name="P8"/>
      <text:p text:style-name="P4"><text:span text:style-name="T3">Implementation - jSCAPE</text:span>:</text:p>
      <text:p text:style-name="P18"><text:span text:style-name="T2">N</text:span>ow I'll talk about how the jSCAPE system is implemented and how certain features are implemented. When I started this project, the natural design of the application for me was to follow a three tier architecture with a web client, a server and a database. </text:p>
      <text:p text:style-name="P18"/>
      <text:p text:style-name="P20">So the web client, which is what student use to answer exercises and display statistics, that is written as a JavaFX applet. JavaFX is basically an improvement over the Swing library, to make interfaces more visually appealing. </text:p>
      <text:p text:style-name="P18"/>
      <text:p text:style-name="P20">The web client communicates with a custom Java application server. The server is responsible for <text:soft-page-break/>servicing client requests such as getting statistics or getting a new exercise. </text:p>
      <text:p text:style-name="P18"/>
      <text:p text:style-name="P20">And to do this, the server communicates with the database, which stores all information about exercises, statistics and student profiles. </text:p>
      <text:p text:style-name="P18"/>
      <text:p text:style-name="P20">I also included the admin tool which isn't really part of the main system, but it does communicate directly with the database to analyze results and store generated exercises.</text:p>
      <text:p text:style-name="P10"/>
      <text:p text:style-name="P4"><text:span text:style-name="T7">Adaptive Difficulty - CAT</text:span>:</text:p>
      <text:p text:style-name="P12">So, <text:span text:style-name="T7">now I talk about how adaptive difficulty is implemented. It is based on this idea called computerized adaptive testing, CAT for short, and what it does is that when a student answers an exercise correctly then we give them a more difficult exercise, and when they answer an exercise incorrectly, then we give them an easier exercise. Typically, these tests are used for assessment, where the final score counts towards something.</text:span></text:p>
      <text:p text:style-name="P12"/>
      <text:p text:style-name="P28">So <text:span text:style-name="T13">I'll go through the process which is shown in the flowchart here. Go through flowchart.</text:span></text:p>
      <text:p text:style-name="P28"/>
      <text:p text:style-name="P54"><text:span text:style-name="T13">A </text:span>CAT consists of 5 components.</text:p>
      <text:p text:style-name="P54"/>
      <text:p text:style-name="P54">First we have the calibrated item pool, <text:span text:style-name="T26">where exercises are stored, and every exercise has certain item parameters associated to it, such as difficulty. </text:span>Calibration is actually quite a complex process as it requires collecting quite a lot of data.</text:p>
      <text:p text:style-name="P54"/>
      <text:p text:style-name="P54">Then we have the starting point, initially the CAT usually doesn't know anything about students, but it is possible sometimes to change the starting point if you have prior information such as past grades, for example.</text:p>
      <text:p text:style-name="P54"/>
      <text:p text:style-name="P55">The item selection algorithm selects which exercise is to be presented to the student.</text:p>
      <text:p text:style-name="P55"/>
      <text:p text:style-name="P55">The scoring algorithm refers to how the knowledge estimate for a student is updated after he answers an exercise.</text:p>
      <text:p text:style-name="P55"/>
      <text:p text:style-name="P55">Finally, the termination criterion specifies when the test should finish, so for instance when a certain number of questions have been answered, or when the knowledge estimate is accurate enough.</text:p>
      <text:p text:style-name="P8"/>
      <text:p text:style-name="P5"><text:span text:style-name="T7">Adaptive Difficulty – Simple Algorithm</text:span>:</text:p>
      <text:p text:style-name="P30">So, <text:span text:style-name="T14">this is the first algorithm implemented to adapt the difficulty of exercises in jSCAPE. It's a pretty simple algorithm based on this software called Programming Adaptive Testing. It was used in Greek high schools to assess students programming knowledge. </text:span></text:p>
      <text:p text:style-name="P30"/>
      <text:p text:style-name="P30"><text:span text:style-name="T14">So the exercises are split into three difficulty categories, A for easy, B for intermediate, and C for difficult. So in states A1, A2, and A3 students get exercises from the A category, and similarly for the other states. All students start in state A1, and as they get correct answers they get closer to moving up a difficulty category, and similarly as they get incorrect answers they get closer to moving down a difficulty category.</text:span></text:p>
      <text:p text:style-name="P30"/>
      <text:p text:style-name="P31"><text:span text:style-name="T14">S</text:span>o this algorithm was easy to implement, and it worked decently, but it's quite restrictive, and there are only 3 difficulty categories so the difficulty progression isn't that great overall.</text:p>
      <text:p text:style-name="P31"/>
      <text:p text:style-name="P29"/>
      <text:p text:style-name="P5"><text:soft-page-break/><text:span text:style-name="T7">Adaptive Difficulty – More Complex Algorithm</text:span>:</text:p>
      <text:p text:style-name="P32"><text:span text:style-name="T14">S</text:span>o <text:span text:style-name="T15">this lead to coming up with a more sophisticated algorithm based on Item Response Theory (IRT). </text:span></text:p>
      <text:p text:style-name="P32"/>
      <text:p text:style-name="P32"><text:span text:style-name="T15">It is a psychometric model, psychometrics being the field of study concerned with the objective measurement of skills, knowledge and abilities.</text:span></text:p>
      <text:p text:style-name="P32"/>
      <text:p text:style-name="P58"><text:span text:style-name="T15">T</text:span>his theory assumes that you can model the probability of a correct answer to an item, given item parameters and examinee ability level. So in our case, we can model the probability of answering an exercise correctly given the parameters for that exercise, and the student's knowledge level of that particular exercise category.</text:p>
      <text:p text:style-name="P58"/>
      <text:p text:style-name="P58">Now, several models have been developed in Item response theory to address the different types of tests, but I'll only be talking about the model used in jSCAPE.</text:p>
      <text:p text:style-name="P5"/>
      <text:p text:style-name="P5"><text:span text:style-name="T7">Adaptive Difficulty – Item Response Theory</text:span>:</text:p>
      <text:p text:style-name="P33">So <text:span text:style-name="T8">in jSCAPE we use the 3PL model, it stands for three parameter logistic model, and its called this way because every item has 3 associated parameters. </text:span></text:p>
      <text:p text:style-name="P33"/>
      <text:p text:style-name="P33"><text:span text:style-name="T15">I'll give a little bit of notation here, so theta stands for the trait being measured, so in our case it is student ability or knowledge, you can see it on the x-axis on the graph. The item parameters are A, the discrimination, which is the exercise's capacity to distinguish between examinees of different ability levels. Then we have B which is the difficulty of the exercise, also measured on the same scale as theta. And then we have C, the pseudo-chance/guessing parameter which is the probability of getting the exercise correct through guessing. And this is why we focused on multiple choice questions as the model is perfect for this.</text:span></text:p>
      <text:p text:style-name="P33"/>
      <text:p text:style-name="P34"><text:span text:style-name="T15">T</text:span>hen we have P_i(theta) which is the probability of a correct answer for item I at ability theta and this is how the probability is calculated. In the graph here, we have a=1.4, b=0, and c=0.2 and you can see that if a student is at ability level 0, then he has a slightly higher chance than 0.5 of answering the exercise correctly.</text:p>
      <text:p text:style-name="P5"/>
      <text:p text:style-name="P5"><text:span text:style-name="T7">Adaptive Difficulty – Item Information</text:span>:</text:p>
      <text:p text:style-name="P35">Another concept in Item response theory is item information. It is the precision in the ability estimate that the item provides at all ability levels. <text:span text:style-name="T16">This concept is used in the item selection algorithm, as the maximum information method, which simply selects the item which provides the most information at a given ability level.</text:span></text:p>
      <text:p text:style-name="P35"/>
      <text:p text:style-name="P36"><text:span text:style-name="T16">S</text:span>o for example in the graph here, if the student currently has an estimated ability of 0 then we would pick the black item since it provides more information. And information is calculated using this formula.</text:p>
      <text:p text:style-name="P5"/>
      <text:p text:style-name="P5"><text:span text:style-name="T7">Adaptive Difficulty – Knowledge Estimation</text:span>:</text:p>
      <text:p text:style-name="P37">So <text:span text:style-name="T23">knowledge estimation is the process of how we determine what the student's knowledge or ability level is. There are quite a few techniques but jSCAPE uses Bayesian estimation.</text:span></text:p>
      <text:p text:style-name="P37"/>
      <text:p text:style-name="P51"><text:span text:style-name="T23">S</text:span>o the system maintains a knowledge distribution P(theta), which is the probability that the student's ability is theta, and initially this is a uniform distribution. <text:span text:style-name="T24">Like the one shown in the picture on the left, initially all ability levels are equally likely.</text:span></text:p>
      <text:p text:style-name="P51"><text:soft-page-break/></text:p>
      <text:p text:style-name="P52"><text:span text:style-name="T24">S</text:span>o to update the knowledge distribution after a student has answered, we use Bayes' rule and Bayesian inference. <text:span text:style-name="T25">So the formula for this is shown on the slide.</text:span></text:p>
      <text:p text:style-name="P52"/>
      <text:p text:style-name="P53"><text:span text:style-name="T25">A</text:span>nd once we've updated the knowledge distribution, the mode, which is the highest value, becomes the new ability estimate.</text:p>
      <text:p text:style-name="P5"/>
      <text:p text:style-name="P5"><text:span text:style-name="T7">Adaptive Difficulty – Knowledge Dist. Update</text:span>:</text:p>
      <text:p text:style-name="P37">So <text:span text:style-name="T17">this is what the knowledge distribution looks like initially, and after the student as answered correctly an exercise of medium difficulty, the distribution is updated to this one. So you can see that the system has more confidence that the student has higher ability levels, and as the student answers more questions higher probability values will be associated to the knowledge estimate.</text:span></text:p>
      <text:p text:style-name="P41">And in this case the estimate would go from 0 to 1.</text:p>
      <text:p text:style-name="P5"/>
      <text:p text:style-name="P59">Adaptive Difficulty in jSCAPE:</text:p>
      <text:p text:style-name="P42"><text:span text:style-name="T18">So, now that I've presented all these concepts, how exactly are they used in jSCAPE. So the implementation details are based on this software called SIETTE, which is a pretty big and successful software used in computer science courses for some Spanish universities.</text:span></text:p>
      <text:p text:style-name="P42"/>
      <text:p text:style-name="P43">So, we have theta which goes from 0 to 10, 11 discrete knowledge levels that a student can have.</text:p>
      <text:p text:style-name="P43"/>
      <text:p text:style-name="P43"><text:span text:style-name="T27">For t</text:span>he item pool, <text:span text:style-name="T27">since we don't have the means to collect large amounts of data to do the calibration process, we added the possibility of adding the parameters manually. SIETTE also does this and we follow the guidelines given in the paper, which are for a to be between 0.5 and 1.5, the difficulty is between 0 and 10, and c is 0.25 since there are 4 possible choices. Obviously this isn't going to be very accurate, but it's the best I can do given the circumstances.</text:span></text:p>
      <text:p text:style-name="P43"/>
      <text:p text:style-name="P43">For the starting point, we assume no prior information, we just assume that the student is of average ability, and so the initial estimate for theta will be 5.</text:p>
      <text:p text:style-name="P43"/>
      <text:p text:style-name="P43">For exercise selection, we use the maximum information method.</text:p>
      <text:p text:style-name="P43">For the scoring algorithm we use the Bayesian estimation method.</text:p>
      <text:p text:style-name="P43">And finally, the termination criterion is exiting jSCAPE or changing exercise category. And the knowledge estimate is saved for later sessions, and it's also a good idea to reset this estimate every so often, like every month for instance, to get a more recent idea of how well a student is doing.</text:p>
      <text:p text:style-name="P5"/>
      <text:p text:style-name="P6"><text:span text:style-name="T7">E</text:span>xercises and Exercise Generation:</text:p>
      <text:p text:style-name="P44"><text:span text:style-name="T19">So this is the exercise format in jSCAPE, it is an XML tagged document and I'll explain the significance of these tags with the help of an example. (NEXT SLIDE)</text:span></text:p>
      <text:p text:style-name="P44"/>
      <text:p text:style-name="P46"><text:span text:style-name="T19">S</text:span>o this is an example exercise for the Conditionals exercise category and it was generated automatically.</text:p>
      <text:p text:style-name="P46"/>
      <text:p text:style-name="P47">The first display tag gives information about what should be displayed on the left side of the exercise window. The VIEW tag says which component should be used, so in this case a CodeEditor component should be used, <text:span text:style-name="T20">for binary trees, we were using a Binary Tree display component.</text:span></text:p>
      <text:p text:style-name="P47"/>
      <text:p text:style-name="P47"><text:span text:style-name="T20">T</text:span>he VALUE tag contains the value of what is passed to the component to render the left side of the <text:soft-page-break/>exercise window. <text:span text:style-name="T21">So in this case it's simply the code snippet, and for binary trees it was the binary tree encoded in JSON.</text:span></text:p>
      <text:p text:style-name="P47"/>
      <text:p text:style-name="P48"><text:span text:style-name="T21">T</text:span>he second DISPLAY tag gives information on what should go in the right side of the exercise window. So these tags here say that it's a multiple choice question, it gives the question which is “What is the correct combination of final values”, and it gives the four choices and the solution.</text:p>
      <text:p text:style-name="P48"/>
      <text:p text:style-name="P48">Finally the last DISPLAY tag has information about which difficulty category the exercise is a part of.</text:p>
      <text:p text:style-name="P48"/>
      <text:p text:style-name="P57">TALK ABOUT EXERCISE GENERATION HERE.</text:p>
      <text:p text:style-name="P6"/>
      <text:p text:style-name="P6">Conclusion:</text:p>
      <text:p text:style-name="P44"><text:span text:style-name="T19">So, to conclude, the result of this project is a system called jSCAPE, and it is a complete system with core features. Exercises and displaying statistics was implemented quite successfully, but more work needs to be done on the adaptive difficulty and exercise generation components.</text:span></text:p>
      <text:p text:style-name="P6"/>
      <text:p text:style-name="P6">Future Work:</text:p>
      <text:p text:style-name="P44"><text:span text:style-name="T19">So the main limitations were not having enough time and not having the means to collect large amounts of data. So some possible improvements to the system in the future are:</text:span></text:p>
      <text:p text:style-name="P44"/>
      <text:p text:style-name="P45">Adding other programming languages, either in jSCAPE itself, or cloning it so that other applications deal with only one programming language.</text:p>
      <text:p text:style-name="P45"/>
      <text:p text:style-name="P45">Adding support for more exercise types, <text:span text:style-name="T22">such as fill in the blank, multiple response, or even more interactive exercises, which could have drag and drop features for instance.</text:span></text:p>
      <text:p text:style-name="P45"/>
      <text:p text:style-name="P49"><text:span text:style-name="T22">W</text:span>e could give more feedback after a student answers an exercise, so this could be execution traces, or allowing the student to step through the code in real time, etc...</text:p>
      <text:p text:style-name="P49"/>
      <text:p text:style-name="P49">The adaptive difficulty component needs improvement. First of all, we would need to create a calibrated exercise bank, we could generate exercises automatically and give them to students for them to answer, and gather the response data and use that to find the item parameters for exercises.</text:p>
      <text:p text:style-name="P49"/>
      <text:p text:style-name="P49">The code generator that I wrote isn't very scalable, so writing a general purpose code generator, where one could specify certain attributes such as generate a piece of code with 4 variables, 2 if statements and one for loop.</text:p>
      <text:p text:style-name="P49"/>
      <text:p text:style-name="P50">Finally, my approach to automated exercise generation requires writing quite a bit of code to generate exercises, so maybe a different approach could be used, such as creating a grammar, and with that you could write exercise templates which could then be passed through a generator to generate multiple exercises.</text:p>
      <text:p text:style-name="P45"/>
      <text:p text:style-name="P49">Right, that's it for me, thank you. Any questions?</text:p>
      <text:p text:style-name="P38"/>
      <text:p text:style-name="P9"/>
      <text:p text:style-name="P9"/>
      <text:p text:style-name="P9"/>
      <text:p text:style-name="P9"/>
      <text:p text:style-name="P9"/>
      <text:p text:style-name="P9"><text:soft-page-break/></text:p>
      <text:p text:style-name="P9"/>
      <text:p text:style-name="P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0T16:28:03.781000000</meta:creation-date>
    <dc:date>2014-06-23T14:20:03.532000000</dc:date>
    <meta:editing-duration>PT13H50M42S</meta:editing-duration>
    <meta:editing-cycles>65</meta:editing-cycles>
    <meta:generator>LibreOffice/4.1.2.3$Windows_x86 LibreOffice_project/40b2d7fde7e8d2d7bc5a449dc65df4d08a7dd38</meta:generator>
    <meta:document-statistic meta:table-count="0" meta:image-count="0" meta:object-count="0" meta:page-count="7" meta:paragraph-count="95" meta:word-count="2727" meta:character-count="16332" meta:non-whitespace-character-count="13683"/>
  </office:meta>
</office:document-meta>
</file>